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8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ncepcja serwera zarządzającego procesami rozproszonymi</text:p>
      <text:p text:style-name="P1">Osoba odpowiedzialna: Tomasz Jakubczyk</text:p>
      <text:p text:style-name="P1"/>
      <text:list xml:id="list9007534959141503534" text:style-name="L1">
        <text:list-item>
          <text:p text:style-name="P3">Co ma robić serwer</text:p>
          <text:p text:style-name="P3">Serwer zarządza agentami, które kontrolują procesy na swojej platformie. Informacje o tym gdzie i co ma być zrobione dostaje z konsoli administratora. Kanałem komunikacyjnym z serwerem jest niżej opisany protokół działający na IPv6 i Ipv4 z wykorzystaniem mechanizmu gniazd sieciowych.</text:p>
        </text:list-item>
        <text:list-item>
          <text:p text:style-name="P3">Sposób reagowania na zdarzenia</text:p>
          <text:p text:style-name="P3">Zdarzeniami przychodzącymi do serwera mogą być polecenia z konsoli administratora, odpowiedzi od agentów lub zdarzenia wewnętrzne serwera np. time-out. Zdarzenia są obiektami z różnych klas typów zdarzeń dziedziczących po bazowej klasie zdarzeń, pojawiającymi się w kolejce zdarzeń. Zostają one obsłużone na podstawie mapy strategii i zdjęte z kolejki. Prawdopodobnie będzie około trzech różnych typów zdarzeń: komunikat z agenta, polecenie od administratora, zdarzenie wewnętrzne.</text:p>
        </text:list-item>
        <text:list-item>
          <text:p text:style-name="P3">Moduły serwera</text:p>
          <text:p text:style-name="P3">Serwer da się podzielić na kilka wyraźnych modułów.</text:p>
        </text:list-item>
      </text:list>
      <text:list xml:id="list2007859446251377837" text:style-name="L2">
        <text:list-item>
          <text:p text:style-name="P4"><text:span text:style-name="T1">Kontroler – przetwarza zdarzenia przychodzące z modułów i wykonuje lub zleca wykonanie odpowiednich metod w modułach. Odpowiada też za uruchomienie usług modułów szczególnie przy starcie serwera.</text:span></text:p>
        </text:list-item>
        <text:list-item>
          <text:p text:style-name="P4"><text:span text:style-name="T1">Serwer klienta – odpowiada za komunikację z agentami. Serwer nawiązuje połączenie ze słuchającym agentem, wysyła polecenie, czeka na odpowiedź, otrzymaną odpowiedź wrzuca na kolejkę zdarzeń i zamyka połączenie.</text:span></text:p>
        </text:list-item>
        <text:list-item>
          <text:p text:style-name="P4"><text:span text:style-name="T1">Serwer administratora – odpowiada za komunikację z konsolą administratora. Serwer czeka na polecenie od administratora, wrzuca na kolejkę zdarzeń i zwraca odpowiedź.</text:span></text:p>
        </text:list-item>
        <text:list-item>
          <text:p text:style-name="P4"><text:span text:style-name="T1">Model – zbiór metod wywoływanych przez kontroler w celu realizacji wybranej strategi z mapy. Może też zawierać maszynę stanów i informacje o agentach.</text:span></text:p>
        </text:list-item>
      </text:list>
      <text:list xml:id="list3377723543652147932" text:style-name="L8">
        <text:list-header>
          <text:p text:style-name="P5"><text:span text:style-name="T1">Poszczególne moduły mogą pracować w osobnych wątkach lub procesach. Kontroler powinien być raczej w wątku głównym.</text:span></text:p>
          <text:p text:style-name="P5"><text:span text:style-name="T1">Model o ile będzie zgłaszał jakieś zdarzenia zapewne związane z upływem czasu to powinien mieć osobny wątek, a jeśli nie, to będzie wywoływany (jego metody) w tym samym wątku co kontroler.</text:span></text:p>
          <text:p text:style-name="P5"><text:span text:style-name="T1">Serwer klienta, a właściwie każda jego instancja, powinien być w osobnym wątku. Wątki te powinny być tworzone wtedy gdy wyniknie to ze strategii działania. Można sobie wyobrazić, że jednocześnie w kilku wątkach będzie trwała komunikacja z różnymi agentami, nie powinno sprawić to problemów, gdyż niezbędne informacje o agentach oraz komunikacji będą w modelu.</text:span></text:p>
          <text:p text:style-name="P5"><text:span text:style-name="T1">Serwer administratora też powinien być w osobnym wątku niezależnie od tego jak będzie zrealizowana komunikacja z administratorem.</text:span></text:p>
          <text:p text:style-name="P5"><text:span text:style-name="T1"/></text:p>
        </text:list-header>
        <text:list-item>
          <text:p text:style-name="P5"><text:soft-page-break/><text:span text:style-name="T1">Komunikacja serwera klienta z agentem</text:span></text:p>
          <text:p text:style-name="P5"><text:span text:style-name="T1">Wątek serwera zostaje wywołany razem adresem i portem agenta, oraz poleceniem. Nawiązuje połączenie i wysyła polecenie. Niech na chwilę obecną polecenia wyglądają następująco:</text:span></text:p>
          <text:p text:style-name="P5"><text:span text:style-name="T1">LOAD, 2-bajtowa długość nazwy, nazwa, [4-bajtowa długość kodu procesu, kod procesu] – nie wiemy jeszcze jak z tym kodem ma być.</text:span></text:p>
          <text:p text:style-name="P5"><text:span text:style-name="T1">DELETE, 2-bajtowa długość nazwy, nazwa</text:span></text:p>
          <text:p text:style-name="P5"><text:span text:style-name="T1">START, 2-bajtowa długość nazwy, nazwa – chyba powinien być zwrócony PID, być może jakiś najwcześniejszy czas rozpoczęcia i najpóźniejszy czas zakończenia, bo niby harmonogram. Do ustalenia.</text:span></text:p>
          <text:p text:style-name="P5"><text:span text:style-name="T1">STOP, 4-bajtowy PID</text:span></text:p>
          <text:p text:style-name="P5"><text:span text:style-name="T1">RESUME, 4-bajtowy PID</text:span></text:p>
          <text:p text:style-name="P5"><text:span text:style-name="T1">KILL, 4-bajtowy PID</text:span></text:p>
          <text:p text:style-name="P5"><text:span text:style-name="T1">STATS – zwraca statystyki. Jakie?</text:span></text:p>
          <text:p text:style-name="P5"><text:span text:style-name="T1">Odpowiedzi mogą być dla nie zwracających nic ważnego OK i ERROR, dla START chyba wystarczy sam PID albo dać go po OK, a w przeciwnym przypadku ERROR. Po STATS w odpowiedzi powinien być chyba po prostu tekst poprzedzony jego rozmiarem, bo na razie nie wiemy co to ma robić.</text:span></text:p>
        </text:list-item>
        <text:list-item>
          <text:p text:style-name="P5"><text:span text:style-name="T1">Komunikacja z administratorem</text:span></text:p>
          <text:p text:style-name="P5"><text:span text:style-name="T1">Chyba wystarczy, że do powyższych poleceń doda się jeszcze adres i port agenta. Na tym etapie trudno coś określić, bo nie wiemy co nasz system ma właściwie robić, a dokładniej nie wiemy co prowadzący miał na myśli.</text:span></text:p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5-11-10T15:35:20.11</meta:creation-date>
    <dc:date>2015-11-10T18:59:45.36</dc:date>
    <dc:creator>Tomasz Jakubczyk</dc:creator>
    <meta:editing-duration>PT2H37M2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28" meta:word-count="538" meta:character-count="3670"/>
  </office:meta>
</office:document-meta>
</file>